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 style:data-style-name="N2" text:time-value="19:06:37.79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3T09:35:53.142000000</dc:date>
    <meta:editing-duration>P3DT16H51M53S</meta:editing-duration>
    <meta:editing-cycles>286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1" meta:object-count="0"/>
  </office:meta>
</office:document-meta>
</file>